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sample1</text:title></text:p>
      <text:p text:style-name="OrgTitle"/>
      <text:p text:style-name="OrgSubtitle"><text:initial-creator>Daniel Higginbotham</text:initial-creator></text:p>
      <text:p text:style-name="OrgSubtitle"/>
      <text:p text:style-name="OrgSubtitle"/>
      <text:p text:style-name="OrgSubtitle"/>
      <text:h text:style-name="Heading_20_1" text:outline-level="1">
<text:bookmark text:name="sec-1"/>Heading 1
<text:bookmark-end text:name="OrgXref.sec-1"/></text:h>
      <text:p text:style-name="Text_20_body">paragraph
</text:p>
      <text:p text:style-name="Text_20_body">paragraph
</text:p>
      <text:h text:style-name="Heading_20_2" text:outline-level="2">
<text:bookmark-start text:name="OrgXref.sec-1-1"/>
<text:bookmark text:name="sec-1-1"/>Heading 2
<text:bookmark-end text:name="OrgXref.sec-1-1"/></text:h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Daniel Higginbotham</dc:creator>
    <meta:initial-creator>Daniel Higginbotham</meta:initial-creator>
    <dc:date>2013-11-12T15:53:32</dc:date>
    <meta:creation-date>2013-11-12T15:53:32</meta:creation-date>
    <meta:generator/>
    <meta:keyword>nil</meta:keyword>
    <dc:subject>nil</dc:subject>
    <dc:title>sample1</dc:title>
  </office:meta>
</office:document-meta>
</file>